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525in"/>
    </style:style>
    <style:style style:name="Table1.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table:align="margins" fo:keep-with-next="auto"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keep-together="auto"/>
    </style:style>
    <style:style style:name="Table4.A1" style:family="table-cell">
      <style:table-cell-properties style:vertical-align="" fo:background-color="#000080" fo:padding="0.0382in" fo:border="0.05pt solid #000000" style:writing-mode="page">
        <style:background-image/>
      </style:table-cell-properties>
    </style:style>
    <style:style style:name="Table4.A2" style:family="table-cell">
      <style:table-cell-properties style:vertical-align="" fo:background-color="#111111"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111111" fo:padding="0.0382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666666" fo:padding="0.0382in" fo:border-left="0.05pt solid #000000" fo:border-right="0.05pt solid #000000" fo:border-top="none" fo:border-bottom="0.05pt solid #000000" style:writing-mode="page">
        <style:background-image/>
      </style:table-cell-properties>
    </style:style>
    <style:style style:name="Table5" style:family="table">
      <style:table-properties style:width="6.6931in" fo:break-before="auto" fo:break-after="auto" table:align="margins" fo:background-color="transparent" fo:keep-with-next="auto" style:may-break-between-rows="true" style:writing-mode="page" table:border-model="collapsing">
        <style:background-image/>
      </style:table-propertie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fo:keep-together="auto"/>
    </style:style>
    <style:style style:name="Table5.A1" style:family="table-cell" style:data-style-name="N10100">
      <style:table-cell-properties fo:background-color="#000080" fo:padding="0in" fo:border="0.05pt solid #000000" style:writing-mode="page">
        <style:background-image/>
      </style:table-cell-properties>
    </style:style>
    <style:style style:name="Table5.A2" style:family="table-cell" style:data-style-name="N1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5.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666666" fo:padding="0in" fo:border-left="0.05pt solid #000000" fo:border-right="0.05pt solid #000000" fo:border-top="none" fo:border-bottom="0.05pt solid #000000" style:writing-mode="page">
        <style:background-image/>
      </style:table-cell-properties>
    </style:style>
    <style:style style:name="Table5.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5.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 style:family="table">
      <style:table-properties style:width="6.6931in" fo:break-before="auto" fo:break-after="auto" table:align="margins" fo:keep-with-next="auto" style:may-break-between-rows="true" table:border-model="collapsing"/>
    </style:style>
    <style:style style:name="Table6.A" style:family="table-column">
      <style:table-column-properties style:column-width="3.3458in" style:rel-column-width="32760*"/>
    </style:style>
    <style:style style:name="Table6.B" style:family="table-column">
      <style:table-column-properties style:column-width="3.3472in" style:rel-column-width="32775*"/>
    </style:style>
    <style:style style:name="Table6.1" style:family="table-row">
      <style:table-row-properties fo:keep-together="auto"/>
    </style:style>
    <style:style style:name="Table6.A1" style:family="table-cell" style:data-style-name="N10100">
      <style:table-cell-properties fo:background-color="#000080" fo:padding="0in" fo:border="0.05pt solid #000000" style:writing-mode="page">
        <style:background-image/>
      </style:table-cell-properties>
    </style:style>
    <style:style style:name="Table6.A2" style:family="table-cell" style:data-style-name="N10100">
      <style:table-cell-properties fo:background-color="#000000" fo:padding="0in" fo:border-left="0.05pt solid #000000" fo:border-right="0.05pt solid #000000" fo:border-top="none" fo:border-bottom="0.05pt solid #000000" style:writing-mode="page">
        <style:background-image/>
      </style:table-cell-properties>
    </style:style>
    <style:style style:name="Table6.B2" style:family="table-cell" style:data-style-name="N104">
      <style:table-cell-properties fo:background-color="#000000" fo:padding="0in" fo:border-left="0.05pt solid #000000" fo:border-right="0.05pt solid #000000" fo:border-top="none" fo:border-bottom="0.05pt solid #000000" style:writing-mode="page">
        <style:background-image/>
      </style:table-cell-properties>
    </style:style>
    <style:style style:name="Table6.A3" style:family="table-cell" style:data-style-name="N1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6"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8"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9"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A10" style:family="table-cell" style:data-style-name="N10100">
      <style:table-cell-properties fo:background-color="#333333" fo:padding="0in" fo:border="0.05pt solid #000000" style:writing-mode="page">
        <style:background-image/>
      </style:table-cell-properties>
    </style:style>
    <style:style style:name="Table6.B10" style:family="table-cell" style:data-style-name="N104">
      <style:table-cell-properties fo:background-color="#666666" fo:padding="0in" fo:border="0.05pt solid #000000" style:writing-mode="page">
        <style:background-image/>
      </style:table-cell-properties>
    </style:style>
    <style:style style:name="Table7" style:family="table">
      <style:table-properties style:width="6.6931in" fo:break-before="auto" fo:break-after="auto" table:align="margins" fo:keep-with-next="auto" style:may-break-between-rows="true" table:border-model="collapsing"/>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1" style:family="table-row">
      <style:table-row-properties fo:keep-together="auto"/>
    </style:style>
    <style:style style:name="Table7.A1" style:family="table-cell">
      <style:table-cell-properties fo:background-color="#000080" fo:padding="0in" fo:border="0.05pt solid #000000" style:writing-mode="page">
        <style:background-image/>
      </style:table-cell-properties>
    </style:style>
    <style:style style:name="Table7.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7.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7.A6" style:family="table-cell">
      <style:table-cell-properties fo:background-color="#333333" fo:padding="0in" fo:border="0.05pt solid #000000" style:writing-mode="page">
        <style:background-image/>
      </style:table-cell-properties>
    </style:style>
    <style:style style:name="Table7.B6" style:family="table-cell">
      <style:table-cell-properties fo:background-color="#666666" fo:padding="0in" fo:border="0.05pt solid #000000" style:writing-mode="page">
        <style:background-image/>
      </style:table-cell-properties>
    </style:style>
    <style:style style:name="Table9" style:family="table">
      <style:table-properties style:width="6.6931in" fo:break-before="auto" fo:break-after="auto" table:align="margins" fo:keep-with-next="auto" style:may-break-between-rows="true" table:border-model="collapsing"/>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1" style:family="table-row">
      <style:table-row-properties fo:keep-together="auto"/>
    </style:style>
    <style:style style:name="Table9.A1" style:family="table-cell">
      <style:table-cell-properties fo:background-color="#000080" fo:padding="0in" fo:border="0.05pt solid #000000" style:writing-mode="page">
        <style:background-image/>
      </style:table-cell-properties>
    </style:style>
    <style:style style:name="Table9.A2" style:family="table-cell">
      <style:table-cell-properties fo:background-color="#000000" fo:padding="0in" fo:border-left="0.05pt solid #000000" fo:border-right="0.05pt solid #000000" fo:border-top="none" fo:border-bottom="0.05pt solid #000000" style:writing-mode="page">
        <style:background-image/>
      </style:table-cell-properties>
    </style:style>
    <style:style style:name="Table9.A3" style:family="table-cell" style:data-style-name="N10100">
      <style:table-cell-properties fo:background-color="#333333" fo:padding="0in" fo:border="0.05pt solid #000000" style:writing-mode="page">
        <style:background-image/>
      </style:table-cell-properties>
    </style:style>
    <style:style style:name="Table9.B3" style:family="table-cell">
      <style:table-cell-properties fo:background-color="#4d4d4d" fo:padding="0in" fo:border="0.05pt solid #000000" style:writing-mode="page">
        <style:background-image/>
      </style:table-cell-properties>
    </style:style>
    <style:style style:name="Table8" style:family="table" style:master-page-name="">
      <style:table-properties style:width="6.6931in" style:page-number="auto" fo:break-before="auto" fo:break-after="auto" table:align="margins" style:shadow="none" fo:keep-with-next="auto" style:may-break-between-rows="true" table:border-model="collapsing"/>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fo:keep-together="auto"/>
    </style:style>
    <style:style style:name="Table8.A1" style:family="table-cell">
      <style:table-cell-properties fo:background-color="#000080" fo:padding="0in" fo:border="0.05pt solid #000000" style:writing-mode="page">
        <style:background-image/>
      </style:table-cell-properties>
    </style:style>
    <style:style style:name="Table8.A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8.B2" style:family="table-cell" style:data-style-name="N104">
      <style:table-cell-properties fo:background-color="#111111" fo:padding="0in" fo:border-left="0.05pt solid #000000" fo:border-right="0.05pt solid #000000" fo:border-top="none" fo:border-bottom="0.05pt solid #000000" style:writing-mode="page">
        <style:background-image/>
      </style:table-cell-properties>
    </style:style>
    <style:style style:name="Table8.A3"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3" style:family="table-cell" style:data-style-name="N104">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4"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5"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A6" style:family="table-cell">
      <style:table-cell-properties fo:background-color="#333333" fo:padding="0in" fo:border-left="0.05pt solid #000000" fo:border-right="0.05pt solid #000000" fo:border-top="none" fo:border-bottom="0.05pt solid #000000" style:writing-mode="page">
        <style:background-image/>
      </style:table-cell-properties>
    </style:style>
    <style:style style:name="Table8.B6"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8.A7" style:family="table-cell">
      <style:table-cell-properties fo:background-color="#333333" fo:padding="0in" fo:border="0.05pt solid #000000" style:writing-mode="page">
        <style:background-image/>
      </style:table-cell-properties>
    </style:style>
    <style:style style:name="Table8.B7" style:family="table-cell" style:data-style-name="N104">
      <style:table-cell-properties fo:background-color="#666666" fo:padding="0in" fo:border="0.05pt solid #000000" style:writing-mode="page">
        <style:background-image/>
      </style:table-cell-properties>
    </style:style>
    <style:style style:name="P1" style:family="paragraph" style:parent-style-name="Standard">
      <style:paragraph-properties fo:text-align="justify" style:justify-single-word="false"/>
      <style:text-properties officeooo:rsid="003b53a3" officeooo:paragraph-rsid="003acd85" fo:background-color="transparent"/>
    </style:style>
    <style:style style:name="P2" style:family="paragraph" style:parent-style-name="Standard">
      <style:paragraph-properties fo:text-align="justify" style:justify-single-word="false"/>
      <style:text-properties officeooo:rsid="002ba54b" officeooo:paragraph-rsid="009d44a1" fo:background-color="transparent"/>
    </style:style>
    <style:style style:name="P3" style:family="paragraph" style:parent-style-name="Standard">
      <style:paragraph-properties fo:text-align="justify" style:justify-single-word="false"/>
      <style:text-properties officeooo:rsid="002d9e28" officeooo:paragraph-rsid="00436c94" fo:background-color="transparent"/>
    </style:style>
    <style:style style:name="P4"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5"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6" style:family="paragraph" style:parent-style-name="Standard">
      <style:text-properties fo:font-size="11pt" officeooo:rsid="004e782d" officeooo:paragraph-rsid="00566d79" fo:background-color="transparent" style:font-size-asian="11pt" style:font-size-complex="11pt"/>
    </style:style>
    <style:style style:name="P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9953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04cd7"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3c7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388e"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3a0b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c8e5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d22eba" officeooo:paragraph-rsid="00d401e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3b53a3"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258d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cf1ca" officeooo:paragraph-rsid="00ccf1c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77bb2" officeooo:paragraph-rsid="006cc79c"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loext:graphic-properties draw:fill="solid" draw:fill-color="#666666" draw:opacity="100%"/>
      <style:paragraph-properties fo:text-align="justify" style:justify-single-word="false" fo:background-color="#666666"/>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95720d" officeooo:paragraph-rsid="0095720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color="#ffffff" fo:font-size="9pt" officeooo:rsid="0032ba3d" officeooo:paragraph-rsid="0087b152" fo:background-color="transparent" style:font-size-asian="9pt" style:font-size-complex="9pt"/>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49fb56"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8dc1f0" officeooo:paragraph-rsid="009af117" fo:background-color="transparent"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Standard">
      <loext:graphic-properties draw:fill="solid" draw:fill-color="#666666" draw:opacity="100%"/>
      <style:paragraph-properties fo:text-align="justify" style:justify-single-word="false" fo:background-color="#666666"/>
      <style:text-properties fo:color="#99ff66"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84cf" officeooo:paragraph-rsid="00ca84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bf9e8" officeooo:paragraph-rsid="00cbf9e8"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cac181" officeooo:paragraph-rsid="00cac18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ad182"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77bb2" officeooo:paragraph-rsid="006cc79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ea9c8"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383533"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4e782d" officeooo:paragraph-rsid="007348e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d22eba" officeooo:paragraph-rsid="00d22eb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Standard">
      <style:paragraph-properties fo:text-align="justify"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loext:graphic-properties draw:fill="solid" draw:fill-color="#333333" draw:opacity="100%"/>
      <style:paragraph-properties fo:text-align="start" style:justify-single-word="false" fo:background-color="#333333"/>
      <style:text-properties style:use-window-font-color="true" style:text-outline="false" style:text-line-through-style="none" style:text-line-through-type="none" style:font-name="Liberation Serif" fo:font-size="11pt" fo:font-style="normal" fo:text-shadow="none" style:text-underline-style="none" fo:font-weight="normal" officeooo:rsid="00240c8e" officeooo:paragraph-rsid="0066009e"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f883dc" style:text-outline="false" style:text-line-through-style="none" style:text-line-through-type="none" style:font-name="Liberation Serif" fo:font-size="11pt" fo:font-style="normal" fo:text-shadow="none" style:text-underline-style="none" fo:font-weight="normal" officeooo:rsid="003132f9" officeooo:paragraph-rsid="0080a2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90c352" officeooo:paragraph-rsid="0090c35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0a22c" officeooo:paragraph-rsid="0080a22c"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11170"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0179b" officeooo:paragraph-rsid="00a0179b"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cfe8a2" officeooo:paragraph-rsid="00cfe8a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24f97"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9ddb5e" officeooo:paragraph-rsid="009ddb5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dc1190" officeooo:paragraph-rsid="00dc119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68fd8" officeooo:paragraph-rsid="00a68fd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74125" officeooo:paragraph-rsid="00a7412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c373fc"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bbce"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ab8bda"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paragraph-rsid="00ab8bda"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a3f22d"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e753b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e8603a" officeooo:paragraph-rsid="00e8603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paragraph-rsid="00bc725b" fo:background-color="transparent"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Thorndale" fo:font-size="12pt" fo:letter-spacing="normal" fo:font-style="normal" fo:text-shadow="none" style:text-underline-style="none" fo:font-weight="normal" officeooo:rsid="00283250" officeooo:paragraph-rsid="00c1a92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c1a92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break-before="auto" fo:break-after="auto"/>
    </style:style>
    <style:style style:name="P94" style:family="paragraph" style:parent-style-name="Standard" style:master-page-name="">
      <loext:graphic-properties draw:fill="solid" draw:fill-color="#666666" draw:opacity="100%"/>
      <style:paragraph-properties fo:text-align="justify" style:justify-single-word="false" style:page-number="auto" fo:break-before="auto" fo:break-after="auto" fo:background-color="#666666"/>
      <style:text-properties fo:color="#ffffff"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master-page-name="">
      <style:paragraph-properties fo:text-align="start" style:justify-single-word="false" style:page-number="auto" fo:break-before="auto" fo:break-after="auto"/>
      <style:text-properties style:use-window-font-color="true" style:text-outline="false" style:text-line-through-style="none" style:text-line-through-type="none" style:font-name="Liberation Serif" fo:font-size="11pt" fo:font-style="normal" fo:text-shadow="none" style:text-underline-style="none" fo:font-weight="normal" officeooo:rsid="003132f9" officeooo:paragraph-rsid="0070c27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dc1190" officeooo:paragraph-rsid="00dc119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ef2338"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f2120b"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ee5ed" officeooo:paragraph-rsid="00eee5e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e8603a"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f0a614"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e8603a" officeooo:paragraph-rsid="00f99bc6"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51512" officeooo:paragraph-rsid="00ff9364"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0971b" officeooo:paragraph-rsid="00f0971b"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f62884" officeooo:paragraph-rsid="00f97195"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1008e07" officeooo:paragraph-rsid="01008e07"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1036bef" officeooo:paragraph-rsid="01036b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f97195" officeooo:paragraph-rsid="00f9719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103ec59" fo:background-color="transparent"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officeooo:rsid="00234cc7"/>
    </style:style>
    <style:style style:name="T3" style:family="text">
      <style:text-properties fo:background-color="transparent" loext:char-shading-value="0"/>
    </style:style>
    <style:style style:name="T4" style:family="text">
      <style:text-properties officeooo:rsid="003132f9" fo:background-color="transparent" loext:char-shading-value="0"/>
    </style:style>
    <style:style style:name="T5" style:family="text">
      <style:text-properties officeooo:rsid="0024ad27" fo:background-color="transparent" loext:char-shading-value="0"/>
    </style:style>
    <style:style style:name="T6" style:family="text">
      <style:text-properties officeooo:rsid="006cc79c" fo:background-color="transparent" loext:char-shading-value="0"/>
    </style:style>
    <style:style style:name="T7" style:family="text">
      <style:text-properties officeooo:rsid="004ad182" fo:background-color="transparent" loext:char-shading-value="0"/>
    </style:style>
    <style:style style:name="T8" style:family="text">
      <style:text-properties fo:font-variant="normal" fo:text-transform="none" fo:letter-spacing="normal"/>
    </style:style>
    <style:style style:name="T9" style:family="text">
      <style:text-properties fo:font-variant="normal" fo:text-transform="none" fo:letter-spacing="normal" officeooo:rsid="00866864"/>
    </style:style>
    <style:style style:name="T10" style:family="text">
      <style:text-properties fo:font-variant="normal" fo:text-transform="none" fo:letter-spacing="normal" officeooo:rsid="008874d6"/>
    </style:style>
    <style:style style:name="T11" style:family="text">
      <style:text-properties fo:font-variant="normal" fo:text-transform="none" fo:letter-spacing="normal" officeooo:rsid="0049fb56"/>
    </style:style>
    <style:style style:name="T12" style:family="text">
      <style:text-properties fo:font-variant="normal" fo:text-transform="none" fo:color="#99ff66" fo:letter-spacing="normal" officeooo:rsid="0049fb56"/>
    </style:style>
    <style:style style:name="T13" style:family="text">
      <style:text-properties fo:font-variant="normal" fo:text-transform="none" fo:font-size="9pt" fo:letter-spacing="normal" officeooo:rsid="008dc1f0" style:font-size-asian="9pt" style:font-size-complex="9pt"/>
    </style:style>
    <style:style style:name="T14" style:family="text">
      <style:text-properties fo:font-variant="normal" fo:text-transform="none" fo:font-size="9pt" fo:letter-spacing="normal" officeooo:rsid="004ab86d" style:font-size-asian="9pt" style:font-size-complex="9pt"/>
    </style:style>
    <style:style style:name="T15" style:family="text">
      <style:text-properties fo:font-variant="normal" fo:text-transform="none" fo:color="#ffffff" style:font-name="Liberation Serif" fo:font-size="9pt" fo:letter-spacing="normal" officeooo:rsid="00c1a926" fo:background-color="transparent" loext:char-shading-value="0" style:font-size-asian="9pt" style:font-size-complex="9pt"/>
    </style:style>
    <style:style style:name="T16" style:family="text">
      <style:text-properties fo:font-variant="normal" fo:text-transform="none" fo:color="#ffffff" style:font-name="Liberation Serif" fo:font-size="9pt" fo:letter-spacing="normal" officeooo:rsid="00283250" fo:background-color="transparent" loext:char-shading-value="0" style:font-size-asian="9pt" style:font-size-complex="9pt"/>
    </style:style>
    <style:style style:name="T17" style:family="text">
      <style:text-properties fo:font-variant="normal" fo:text-transform="none" fo:color="#ffffff" style:font-name="Liberation Serif" fo:font-size="9pt" fo:letter-spacing="normal" officeooo:rsid="0103ec59" fo:background-color="transparent" loext:char-shading-value="0" style:font-size-asian="9pt" style:font-size-complex="9pt"/>
    </style:style>
    <style:style style:name="T18" style:family="text">
      <style:text-properties fo:font-variant="normal" fo:text-transform="none" fo:color="#ffffff" style:font-name="Liberation Serif" fo:font-size="9pt" fo:letter-spacing="normal" fo:font-style="normal" officeooo:rsid="00283250" fo:background-color="transparent" loext:char-shading-value="0" style:font-size-asian="9pt" style:font-style-asian="normal" style:font-size-complex="9pt" style:font-style-complex="normal"/>
    </style:style>
    <style:style style:name="T19" style:family="text">
      <style:text-properties fo:color="#ffffff"/>
    </style:style>
    <style:style style:name="T20" style:family="text">
      <style:text-properties fo:color="#ffffff" officeooo:rsid="0024ad27" fo:background-color="transparent" loext:char-shading-value="0"/>
    </style:style>
    <style:style style:name="T21" style:family="text">
      <style:text-properties fo:color="#ffffff" officeooo:rsid="0068592a"/>
    </style:style>
    <style:style style:name="T22" style:family="text">
      <style:text-properties fo:color="#ffff00"/>
    </style:style>
    <style:style style:name="T23" style:family="text">
      <style:text-properties fo:color="#ffff00" officeooo:rsid="002151e5"/>
    </style:style>
    <style:style style:name="T24" style:family="text">
      <style:text-properties fo:color="#ffff00" officeooo:rsid="00234cc7"/>
    </style:style>
    <style:style style:name="T25" style:family="text">
      <style:text-properties fo:color="#ffff00" officeooo:rsid="00498700"/>
    </style:style>
    <style:style style:name="T26" style:family="text">
      <style:text-properties fo:color="#ffff00" officeooo:rsid="00ab8bda"/>
    </style:style>
    <style:style style:name="T27" style:family="text">
      <style:text-properties fo:color="#ffff00" officeooo:rsid="004ad182" fo:background-color="transparent" loext:char-shading-value="0"/>
    </style:style>
    <style:style style:name="T28" style:family="text">
      <style:text-properties officeooo:rsid="005cbabc"/>
    </style:style>
    <style:style style:name="T29" style:family="text">
      <style:text-properties fo:color="#66ffff"/>
    </style:style>
    <style:style style:name="T30" style:family="text">
      <style:text-properties fo:color="#66ffff" officeooo:rsid="002151e5"/>
    </style:style>
    <style:style style:name="T31" style:family="text">
      <style:text-properties fo:color="#66ffff" officeooo:rsid="004ad182" fo:background-color="transparent" loext:char-shading-value="0"/>
    </style:style>
    <style:style style:name="T32" style:family="text">
      <style:text-properties fo:color="#66ffff" officeooo:rsid="004a408b" fo:background-color="transparent" loext:char-shading-value="0"/>
    </style:style>
    <style:style style:name="T33" style:family="text">
      <style:text-properties fo:color="#66ffff" officeooo:rsid="00dd1657"/>
    </style:style>
    <style:style style:name="T34" style:family="text">
      <style:text-properties fo:color="#66ffff" officeooo:rsid="00234cc7"/>
    </style:style>
    <style:style style:name="T35" style:family="text">
      <style:text-properties fo:color="#66ffff" officeooo:rsid="0089e5d1"/>
    </style:style>
    <style:style style:name="T36" style:family="text">
      <style:text-properties fo:color="#66ffff" officeooo:rsid="00498700"/>
    </style:style>
    <style:style style:name="T37" style:family="text">
      <style:text-properties fo:color="#66ffff" officeooo:rsid="004a408b"/>
    </style:style>
    <style:style style:name="T38" style:family="text">
      <style:text-properties fo:color="#66ffff" officeooo:rsid="002ac1c1"/>
    </style:style>
    <style:style style:name="T39" style:family="text">
      <style:text-properties fo:color="#66ffff" officeooo:rsid="00acbc3f"/>
    </style:style>
    <style:style style:name="T40" style:family="text">
      <style:text-properties fo:color="#66ffff" officeooo:rsid="00ab8bda"/>
    </style:style>
    <style:style style:name="T41" style:family="text">
      <style:text-properties fo:color="#66ffff" officeooo:rsid="00cfe8a2"/>
    </style:style>
    <style:style style:name="T42" style:family="text">
      <style:text-properties fo:color="#66ffff" officeooo:rsid="00dfdcf9"/>
    </style:style>
    <style:style style:name="T43" style:family="text">
      <style:text-properties fo:color="#66ffff" officeooo:rsid="00cac181"/>
    </style:style>
    <style:style style:name="T44" style:family="text">
      <style:text-properties fo:color="#66ffff" officeooo:rsid="00e07c6a"/>
    </style:style>
    <style:style style:name="T45" style:family="text">
      <style:text-properties fo:color="#66ffff" officeooo:rsid="00f0a614"/>
    </style:style>
    <style:style style:name="T46" style:family="text">
      <style:text-properties fo:color="#66ffff" officeooo:rsid="00ff9364"/>
    </style:style>
    <style:style style:name="T47" style:family="text">
      <style:text-properties fo:color="#99ff66"/>
    </style:style>
    <style:style style:name="T48" style:family="text">
      <style:text-properties fo:color="#99ff66" officeooo:rsid="002151e5"/>
    </style:style>
    <style:style style:name="T49" style:family="text">
      <style:text-properties fo:color="#99ff66" officeooo:rsid="0024ad27" fo:background-color="transparent" loext:char-shading-value="0"/>
    </style:style>
    <style:style style:name="T50" style:family="text">
      <style:text-properties fo:color="#99ff66" officeooo:rsid="004a408b" fo:background-color="transparent" loext:char-shading-value="0"/>
    </style:style>
    <style:style style:name="T51" style:family="text">
      <style:text-properties fo:color="#99ff66" officeooo:rsid="007292b6"/>
    </style:style>
    <style:style style:name="T52" style:family="text">
      <style:text-properties fo:color="#99ff66" officeooo:rsid="004a408b"/>
    </style:style>
    <style:style style:name="T53" style:family="text">
      <style:text-properties fo:color="#99ff66" officeooo:rsid="00383533"/>
    </style:style>
    <style:style style:name="T54" style:family="text">
      <style:text-properties fo:color="#99ff66" officeooo:rsid="00566d79"/>
    </style:style>
    <style:style style:name="T55" style:family="text">
      <style:text-properties fo:color="#99ff66" officeooo:rsid="0090c352"/>
    </style:style>
    <style:style style:name="T56" style:family="text">
      <style:text-properties fo:color="#99ff66" officeooo:rsid="00eef3e6"/>
    </style:style>
    <style:style style:name="T57" style:family="text">
      <style:text-properties fo:color="#99ff66" officeooo:rsid="00eee5ed"/>
    </style:style>
    <style:style style:name="T58" style:family="text">
      <style:text-properties fo:color="#99ff66" officeooo:rsid="00ef2338"/>
    </style:style>
    <style:style style:name="T59" style:family="text">
      <style:text-properties fo:color="#99ff66" officeooo:rsid="00f0a614"/>
    </style:style>
    <style:style style:name="T60" style:family="text">
      <style:text-properties fo:color="#99ff66" officeooo:rsid="00f97195"/>
    </style:style>
    <style:style style:name="T61" style:family="text">
      <style:text-properties fo:color="#99ff66" officeooo:rsid="00f99bc6"/>
    </style:style>
    <style:style style:name="T62" style:family="text">
      <style:text-properties fo:color="#99ff66" officeooo:rsid="00ff9364"/>
    </style:style>
    <style:style style:name="T63" style:family="text">
      <style:text-properties officeooo:rsid="0068592a"/>
    </style:style>
    <style:style style:name="T64" style:family="text">
      <style:text-properties officeooo:rsid="006d370c"/>
    </style:style>
    <style:style style:name="T65" style:family="text">
      <style:text-properties officeooo:rsid="006f135b"/>
    </style:style>
    <style:style style:name="T66" style:family="text">
      <style:text-properties officeooo:rsid="006f1ba2"/>
    </style:style>
    <style:style style:name="T67" style:family="text">
      <style:text-properties officeooo:rsid="007292b6"/>
    </style:style>
    <style:style style:name="T68" style:family="text">
      <style:text-properties officeooo:rsid="0073bf0b"/>
    </style:style>
    <style:style style:name="T69" style:family="text">
      <style:text-properties fo:font-size="9pt" style:font-size-asian="9pt" style:font-size-complex="9pt"/>
    </style:style>
    <style:style style:name="T70" style:family="text">
      <style:text-properties fo:font-size="9pt" officeooo:rsid="002f384f" style:font-size-asian="9pt" style:font-size-complex="9pt"/>
    </style:style>
    <style:style style:name="T71" style:family="text">
      <style:text-properties fo:font-size="9pt" officeooo:rsid="007b4c2b" style:font-size-asian="9pt" style:font-size-complex="9pt"/>
    </style:style>
    <style:style style:name="T72" style:family="text">
      <style:text-properties fo:font-size="9pt" officeooo:rsid="00566d79" style:font-size-asian="9pt" style:font-size-complex="9pt"/>
    </style:style>
    <style:style style:name="T73" style:family="text">
      <style:text-properties fo:font-size="9pt" officeooo:rsid="00383533" style:font-size-asian="9pt" style:font-size-complex="9pt"/>
    </style:style>
    <style:style style:name="T74" style:family="text">
      <style:text-properties fo:font-size="9pt" officeooo:rsid="00e753b1" style:font-size-asian="9pt" style:font-size-complex="9pt"/>
    </style:style>
    <style:style style:name="T75" style:family="text">
      <style:text-properties fo:font-size="9pt" officeooo:rsid="00f99bc6" style:font-size-asian="9pt" style:font-size-complex="9pt"/>
    </style:style>
    <style:style style:name="T76" style:family="text">
      <style:text-properties fo:font-size="9pt" officeooo:rsid="00fdc067" style:font-size-asian="9pt" style:font-size-complex="9pt"/>
    </style:style>
    <style:style style:name="T77" style:family="text">
      <style:text-properties officeooo:rsid="00498700"/>
    </style:style>
    <style:style style:name="T78" style:family="text">
      <style:text-properties officeooo:rsid="004a408b"/>
    </style:style>
    <style:style style:name="T79" style:family="text">
      <style:text-properties officeooo:rsid="0087b152"/>
    </style:style>
    <style:style style:name="T80" style:family="text">
      <style:text-properties officeooo:rsid="008874d6"/>
    </style:style>
    <style:style style:name="T81" style:family="text">
      <style:text-properties officeooo:rsid="0089e5d1"/>
    </style:style>
    <style:style style:name="T8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3" style:family="text">
      <style:text-properties style:text-outline="false" style:text-line-through-style="none" style:text-line-through-type="none" style:font-name="Liberation Serif" fo:font-style="normal" fo:text-shadow="none" style:text-underline-style="none" fo:font-weight="normal" officeooo:rsid="0087b152" style:font-style-asian="normal" style:font-weight-asian="normal" style:font-style-complex="normal" style:font-weight-complex="normal" style:text-overline-style="none" style:text-overline-color="font-color"/>
    </style:style>
    <style:style style:name="T84" style:family="text">
      <style:text-properties officeooo:rsid="007080a1"/>
    </style:style>
    <style:style style:name="T85" style:family="text">
      <style:text-properties officeooo:rsid="00383533"/>
    </style:style>
    <style:style style:name="T86" style:family="text">
      <style:text-properties officeooo:rsid="0090c352"/>
    </style:style>
    <style:style style:name="T87" style:family="text">
      <style:text-properties officeooo:rsid="00566d79"/>
    </style:style>
    <style:style style:name="T88" style:family="text">
      <style:text-properties officeooo:rsid="00964f21"/>
    </style:style>
    <style:style style:name="T89" style:family="text">
      <style:text-properties officeooo:rsid="00971452"/>
    </style:style>
    <style:style style:name="T90" style:family="text">
      <style:text-properties officeooo:rsid="009fd49c"/>
    </style:style>
    <style:style style:name="T91" style:family="text">
      <style:text-properties officeooo:rsid="00a11170"/>
    </style:style>
    <style:style style:name="T92" style:family="text">
      <style:text-properties officeooo:rsid="00a3f22d"/>
    </style:style>
    <style:style style:name="T93" style:family="text">
      <style:text-properties officeooo:rsid="00b5771c"/>
    </style:style>
    <style:style style:name="T94" style:family="text">
      <style:text-properties officeooo:rsid="00b72aba"/>
    </style:style>
    <style:style style:name="T95" style:family="text">
      <style:text-properties officeooo:rsid="00ba6896"/>
    </style:style>
    <style:style style:name="T96" style:family="text">
      <style:text-properties officeooo:rsid="00bb4654"/>
    </style:style>
    <style:style style:name="T97" style:family="text">
      <style:text-properties officeooo:rsid="00ab8bda"/>
    </style:style>
    <style:style style:name="T98" style:family="text">
      <style:text-properties officeooo:rsid="00bfe2b7"/>
    </style:style>
    <style:style style:name="T99" style:family="text">
      <style:text-properties officeooo:rsid="00c24e7e"/>
    </style:style>
    <style:style style:name="T100" style:family="text">
      <style:text-properties officeooo:rsid="00ccf1ca"/>
    </style:style>
    <style:style style:name="T101" style:family="text">
      <style:text-properties officeooo:rsid="00ce414c"/>
    </style:style>
    <style:style style:name="T102" style:family="text">
      <style:text-properties officeooo:rsid="00cfe8a2"/>
    </style:style>
    <style:style style:name="T103" style:family="text">
      <style:text-properties officeooo:rsid="00d401ec"/>
    </style:style>
    <style:style style:name="T104" style:family="text">
      <style:text-properties officeooo:rsid="00d4e1a4"/>
    </style:style>
    <style:style style:name="T105" style:family="text">
      <style:text-properties style:text-underline-style="solid" style:text-underline-width="auto" style:text-underline-color="font-color" officeooo:rsid="00ce414c"/>
    </style:style>
    <style:style style:name="T106" style:family="text">
      <style:text-properties style:text-underline-style="solid" style:text-underline-width="auto" style:text-underline-color="font-color" officeooo:rsid="00ccf1ca"/>
    </style:style>
    <style:style style:name="T107" style:family="text">
      <style:text-properties officeooo:rsid="00dcc7bb"/>
    </style:style>
    <style:style style:name="T108" style:family="text">
      <style:text-properties officeooo:rsid="00e753b1"/>
    </style:style>
    <style:style style:name="T109" style:family="text">
      <style:text-properties officeooo:rsid="00e915c4"/>
    </style:style>
    <style:style style:name="T110" style:family="text">
      <style:text-properties officeooo:rsid="00eef3e6"/>
    </style:style>
    <style:style style:name="T111" style:family="text">
      <style:text-properties officeooo:rsid="00f0a614"/>
    </style:style>
    <style:style style:name="T112" style:family="text">
      <style:text-properties officeooo:rsid="00f2120b"/>
    </style:style>
    <style:style style:name="T113" style:family="text">
      <style:text-properties officeooo:rsid="00f33f27"/>
    </style:style>
    <style:style style:name="T114" style:family="text">
      <style:text-properties officeooo:rsid="00f97195"/>
    </style:style>
    <style:style style:name="T115" style:family="text">
      <style:text-properties officeooo:rsid="00f99bc6"/>
    </style:style>
    <style:style style:name="T116" style:family="text">
      <style:text-properties officeooo:rsid="0103ec59"/>
    </styl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33">CONFIGURING</text:p>
          </table:table-cell>
          <table:covered-table-cell/>
        </table:table-row>
        <table:table-row table:style-name="Table1.1">
          <table:table-cell table:style-name="Table1.A2" office:value-type="string">
            <text:p text:style-name="P34">COMMAND</text:p>
          </table:table-cell>
          <table:table-cell table:style-name="Table1.A2" office:value-type="string">
            <text:p text:style-name="P34">DESCRIPTION</text:p>
          </table:table-cell>
        </table:table-row>
        <table:table-row table:style-name="Table1.3">
          <table:table-cell table:style-name="Table1.A3" office:value-type="string">
            <text:p text:style-name="P55"><text:span text:style-name="T1">git </text:span><text:span text:style-name="T23">config</text:span><text:span text:style-name="T1"> </text:span><text:span text:style-name="T48">--global</text:span><text:span text:style-name="T1"> </text:span><text:span text:style-name="T23">user.name</text:span><text:span text:style-name="T1"> </text:span><text:span text:style-name="T30">"John Doe"</text:span></text:p>
          </table:table-cell>
          <table:table-cell table:style-name="Table1.B3" table:number-rows-spanned="2" office:value-type="string">
            <text:p text:style-name="P7"><text:span text:style-name="T48">--system</text:span><text:span text:style-name="T1">: reads and writes values applied to every user on the system and all their repositories.</text:span></text:p>
            <text:p text:style-name="P9">--global option: reads and writes <text:span text:style-name="T28">v</text:span>alues specific personally to you, the user. </text:p>
            <text:p text:style-name="P9"/>
            <text:p text:style-name="P9">Each level overrides values in the previous level</text:p>
          </table:table-cell>
        </table:table-row>
        <table:table-row>
          <table:table-cell table:style-name="Table1.A3" office:value-type="string">
            <text:p text:style-name="P56">git config --global <text:span text:style-name="T22">user.email</text:span> <text:span text:style-name="T29">johndoe@example.com</text:span></text:p>
          </table:table-cell>
          <table:covered-table-cell/>
        </table:table-row>
        <table:table-row>
          <table:table-cell table:style-name="Table1.A3" office:value-type="string">
            <text:p text:style-name="P54"><text:span text:style-name="T2">git config --global </text:span><text:span text:style-name="T24">core.editor</text:span><text:span text:style-name="T2"> </text:span><text:span text:style-name="T34">emacs</text:span></text:p>
          </table:table-cell>
          <table:table-cell table:style-name="Table1.B3" office:value-type="string">
            <text:p text:style-name="P10">Default text editor that will be used when Git needs you to type in a message</text:p>
          </table:table-cell>
        </table:table-row>
        <table:table-row>
          <table:table-cell table:style-name="Table1.A3" office:value-type="string">
            <text:p text:style-name="P52">git config <text:span text:style-name="T47">--list</text:span></text:p>
          </table:table-cell>
          <table:table-cell table:style-name="Table1.B3" office:value-type="string">
            <text:p text:style-name="P11">List all the settings Git can find at that point <text:span text:style-name="T69">(You can also check what Git thinks a specific key’s value is by typing git config &lt;key&gt;)</text:span></text:p>
          </table:table-cell>
        </table:table-row>
        <table:table-row>
          <table:table-cell table:style-name="Table1.A3" office:value-type="string">
            <text:p text:style-name="P53">git config –global <text:span text:style-name="T22">alias.</text:span><text:span text:style-name="T29">&lt;shortcut&gt;</text:span> <text:span text:style-name="T29">&lt;command&gt;</text:span></text:p>
          </table:table-cell>
          <table:table-cell table:style-name="Table1.B3" office:value-type="string">
            <text:p text:style-name="P23">Creates shortcuts (names defined by user) of git commands and stores them in global settings. <text:s/><text:span text:style-name="T103">S</text:span>tart the command with a <text:span text:style-name="T22">!</text:span> <text:span text:style-name="T103">to refer to an external command (not a git subcommand as with gitk). </text:span></text:p>
            <text:p text:style-name="P23"/>
            <text:p text:style-name="P23">Useful shortcuts <text:span text:style-name="T104">to implement</text:span>: alias.co checkout // alias.br branch // alias.ci commit // alias.st status // alias.unstage 'reset HEAD –' // alias.last 'log -1 HEAD'</text:p>
          </table:table-cell>
        </table:table-row>
      </table:table>
      <text:p text:style-name="P5"/>
      <table:table table:name="Table2" table:style-name="Table2">
        <table:table-column table:style-name="Table2.A"/>
        <table:table-column table:style-name="Table2.B"/>
        <table:table-row table:style-name="Table2.1">
          <table:table-cell table:style-name="Table2.A1" table:number-columns-spanned="2" office:value-type="string">
            <text:p text:style-name="P60">HELP</text:p>
          </table:table-cell>
          <table:covered-table-cell/>
        </table:table-row>
        <table:table-row table:style-name="Table2.1">
          <table:table-cell table:style-name="Table2.A2" office:value-type="string">
            <text:p text:style-name="P60">COMMAND</text:p>
          </table:table-cell>
          <table:table-cell table:style-name="Table2.B2" office:value-type="string">
            <text:p text:style-name="P60">DESCRIPTION</text:p>
          </table:table-cell>
        </table:table-row>
        <table:table-row table:style-name="Table2.1">
          <table:table-cell table:style-name="Table2.A3" office:value-type="string">
            <text:p text:style-name="P58">git <text:span text:style-name="T22">help</text:span> <text:span text:style-name="T29">&lt;</text:span><text:span text:style-name="T35">command</text:span><text:span text:style-name="T29">&gt;</text:span> <text:span text:style-name="T81">|| <text:s/></text:span><text:span text:style-name="T22">man git-</text:span><text:span text:style-name="T29">&lt;</text:span><text:span text:style-name="T35">command</text:span><text:span text:style-name="T29">&gt;</text:span></text:p>
          </table:table-cell>
          <table:table-cell table:style-name="Table2.B3" office:value-type="string">
            <text:p text:style-name="P36"><text:span text:style-name="T21">More concise “help” with the</text:span><text:span text:style-name="T63"> </text:span><text:span text:style-name="T49">-h</text:span><text:span text:style-name="T5"> </text:span><text:span text:style-name="T20">as in : git add -h</text:span></text:p>
          </table:table-cell>
        </table:table-row>
      </table:table>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61">TRACKING</text:p>
          </table:table-cell>
          <table:covered-table-cell/>
        </table:table-row>
        <table:table-row table:style-name="Table3.1">
          <table:table-cell table:style-name="Table3.A2" office:value-type="string">
            <text:p text:style-name="P61">COMMAND</text:p>
          </table:table-cell>
          <table:table-cell table:style-name="Table3.B2" office:value-type="string">
            <text:p text:style-name="P74">DESCRIPTION</text:p>
          </table:table-cell>
        </table:table-row>
        <table:table-row table:style-name="Table3.1">
          <table:table-cell table:style-name="Table3.A3" office:value-type="string">
            <text:p text:style-name="P45">git <text:span text:style-name="T22">init</text:span></text:p>
          </table:table-cell>
          <table:table-cell table:style-name="Table3.B3" office:value-type="string">
            <text:p text:style-name="P31"><text:span text:style-name="T6">S</text:span><text:span text:style-name="T3">tart controlling a project directory with Git, you first need to go to that project’s director</text:span><text:span text:style-name="T6">y</text:span></text:p>
          </table:table-cell>
        </table:table-row>
        <table:table-row table:style-name="Table3.1">
          <table:table-cell table:style-name="Table3.A3" office:value-type="string">
            <text:p text:style-name="P46">git <text:span text:style-name="T22">status</text:span></text:p>
          </table:table-cell>
          <table:table-cell table:style-name="Table3.B3" office:value-type="string">
            <text:p text:style-name="P12"><text:span text:style-name="T65">D</text:span>etermine which files are in which state</text:p>
          </table:table-cell>
        </table:table-row>
        <table:table-row table:style-name="Table3.1">
          <table:table-cell table:style-name="Table3.A3" office:value-type="string">
            <text:p text:style-name="P47">git status <text:span text:style-name="T47">-s</text:span></text:p>
          </table:table-cell>
          <table:table-cell table:style-name="Table3.B3" office:value-type="string">
            <text:p text:style-name="P13"><text:span text:style-name="T66">S</text:span>implified output from the command. <text:span text:style-name="T71">(</text:span><text:span text:style-name="T69">?? </text:span><text:span text:style-name="T70">= new files that aren’t tracked, A = new files that have been added to the staging area, M = modified files / left-hand column = status of the staging area, right-hand column = status of the working tree</text:span><text:span text:style-name="T71">)</text:span></text:p>
          </table:table-cell>
        </table:table-row>
        <table:table-row table:style-name="Table3.1">
          <table:table-cell table:style-name="Table3.A3" office:value-type="string">
            <text:p text:style-name="P48">git <text:span text:style-name="T22">add</text:span></text:p>
          </table:table-cell>
          <table:table-cell table:style-name="Table3.B3" office:value-type="string">
            <text:p text:style-name="P15">Begin tracking new files or stage files</text:p>
          </table:table-cell>
        </table:table-row>
        <table:table-row table:style-name="Table3.1">
          <table:table-cell table:style-name="Table3.A3" office:value-type="string">
            <text:p text:style-name="P49">git <text:span text:style-name="T22">diff</text:span></text:p>
          </table:table-cell>
          <table:table-cell table:style-name="Table3.B3" office:value-type="string">
            <text:p text:style-name="P17">Print what you’ve changed but not yet staged</text:p>
          </table:table-cell>
        </table:table-row>
        <table:table-row table:style-name="Table3.1">
          <table:table-cell table:style-name="Table3.A3" office:value-type="string">
            <text:p text:style-name="P49"><text:span text:style-name="T85">git diff </text:span><text:span text:style-name="T53">--staged</text:span></text:p>
          </table:table-cell>
          <table:table-cell table:style-name="Table3.B3" office:value-type="string">
            <text:p text:style-name="P18">Print what you’ve staged that will go into your next commit</text:p>
          </table:table-cell>
        </table:table-row>
        <table:table-row table:style-name="Table3.1">
          <table:table-cell table:style-name="Table3.A3" office:value-type="string">
            <text:p text:style-name="P50">git <text:span text:style-name="T22">difftool</text:span></text:p>
          </table:table-cell>
          <table:table-cell table:style-name="Table3.B3" office:value-type="string">
            <text:p text:style-name="P16"><text:span text:style-name="T84">Print diffs in another graphical or external diff viewing program instead. </text:span><text:span text:style-name="T71">(</text:span><text:span text:style-name="T73">Run git difftool --tool-help to see what is available on your system</text:span><text:span text:style-name="T71">)</text:span></text:p>
          </table:table-cell>
        </table:table-row>
        <table:table-row table:style-name="Table3.1">
          <table:table-cell table:style-name="Table3.A3" office:value-type="string">
            <text:p text:style-name="P95">git <text:span text:style-name="T22">commit</text:span></text:p>
          </table:table-cell>
          <table:table-cell table:style-name="Table3.B3" office:value-type="string">
            <text:p text:style-name="P94">Creates commit. Launches your editor of choice. <text:s/></text:p>
            <text:p text:style-name="P39"/>
            <text:p text:style-name="P24"><text:span text:style-name="T51">-m</text:span><text:span text:style-name="T67">: type your commit message inline. </text:span></text:p>
            <text:p text:style-name="P24"><text:span text:style-name="T51">-v</text:span><text:span text:style-name="T67">: explicit reminder of what you’ve modified</text:span></text:p>
            <text:p text:style-name="P24"><text:span text:style-name="T51">-a</text:span><text:span text:style-name="T67">: automatically stage every file that is already tracked before doing the commit </text:span></text:p>
          </table:table-cell>
        </table:table-row>
        <table:table-row table:style-name="Table3.1">
          <table:table-cell table:style-name="Table3.A3" office:value-type="string">
            <text:p text:style-name="P51">git <text:span text:style-name="T22">log</text:span></text:p>
          </table:table-cell>
          <table:table-cell table:style-name="Table3.B3" office:value-type="string">
            <text:p text:style-name="P19"><text:span text:style-name="T68">Print </text:span>the commit history </text:p>
            <text:p text:style-name="P19"/>
            <text:p text:style-name="P32">Format <text:span text:style-name="T89">log ouput </text:span>options:</text:p>
            <text:p text:style-name="P20"><text:soft-page-break/><text:span text:style-name="T54">-&lt;n&gt;</text:span><text:span text:style-name="T87">: limit the number of log entries displayed, ex: such as using -2. <text:s/></text:span></text:p>
            <text:p text:style-name="P20"><text:span text:style-name="T54">--oneline</text:span><text:span text:style-name="T87">: shorthand for --pretty=oneline --abbrev-commit used together</text:span></text:p>
            <text:p text:style-name="P19"><text:span text:style-name="T54">-p</text:span><text:span text:style-name="T87"> or –patch: shows the difference (the patch output) introduced in each commit</text:span></text:p>
            <text:p text:style-name="P25">--graph: display an ASCII graph of the branch and merge history beside the log output.</text:p>
            <text:p text:style-name="P25">--pretty=: changes the log output to formats other than the default. oneline : prints each commit on a single line. short, full, and fuller : the output in roughly the same format but with less or more information. format: which allows you to specify your own log output format </text:p>
            <text:p text:style-name="P21"><text:span text:style-name="T55">--no-merges</text:span><text:span text:style-name="T86">:</text:span> prevent the display of merge commits cluttering up your log history</text:p>
            <text:p text:style-name="P19"/>
            <text:p text:style-name="P32">Search <text:span text:style-name="T88">in </text:span>log options:</text:p>
            <text:p text:style-name="P22"><text:span text:style-name="T86">--since, </text:span><text:span text:style-name="T55">--after</text:span><text:span text:style-name="T86">: Limit the commits to those made after the specified date. Ex: git log –since=2.weeks</text:span></text:p>
            <text:p text:style-name="P26">--until, <text:span text:style-name="T47">--before</text:span>: Limit the commits to those made before the specified date.</text:p>
            <text:p text:style-name="P26"><text:span text:style-name="T47">--author</text:span>: Only show commits in which the author entry matches the specified string.</text:p>
            <text:p text:style-name="P26"><text:span text:style-name="T47">--grep</text:span>: Only show commits with a commit message containing the string</text:p>
            <text:p text:style-name="P27"><text:span text:style-name="T47">-S</text:span>: Only show commits adding or removing code matching the string <text:span text:style-name="T72">(cf. Pro Git p 37 - 44 for other options)</text:span></text:p>
            <text:p text:style-name="P27"><text:span text:style-name="T54">--decorate</text:span><text:span text:style-name="T87">: shows where the branch </text:span>pointers are pointing</text:p>
          </table:table-cell>
        </table:table-row>
      </table:table>
      <text:p text:style-name="P93"/>
      <table:table table:name="Table4" table:style-name="Table4">
        <table:table-column table:style-name="Table4.A"/>
        <table:table-column table:style-name="Table4.B"/>
        <table:table-row table:style-name="Table4.1">
          <table:table-cell table:style-name="Table4.A1" table:number-columns-spanned="2" office:value-type="string">
            <text:p text:style-name="P63">UNTRACKING</text:p>
          </table:table-cell>
          <table:covered-table-cell/>
        </table:table-row>
        <table:table-row table:style-name="Table4.1">
          <table:table-cell table:style-name="Table4.A2" office:value-type="string">
            <text:p text:style-name="P62">COMMAND</text:p>
          </table:table-cell>
          <table:table-cell table:style-name="Table4.B2" office:value-type="string">
            <text:p text:style-name="P75">DESCRIPTION</text:p>
          </table:table-cell>
        </table:table-row>
        <table:table-row table:style-name="Table4.1">
          <table:table-cell table:style-name="Table4.A3" office:value-type="string">
            <text:p text:style-name="P59">.gitignore</text:p>
          </table:table-cell>
          <table:table-cell table:style-name="Table4.B3" office:value-type="string">
            <text:p text:style-name="P64"><text:span text:style-name="T3">U</text:span><text:span text:style-name="T4">ser-created file listing patterns to match class of files that you don’t want Git to automatically add or even show you as being untracked. </text:span><text:span text:style-name="T3">This is not a command!</text:span></text:p>
            <text:p text:style-name="P69"/>
            <text:p text:style-name="P35"><text:span text:style-name="T80">(</text:span>/TODO →<text:span text:style-name="T79"> </text:span>only ignore the TODO file in the current directory, not subdir/TODO</text:p>
            <text:p text:style-name="P35">build/ →<text:span text:style-name="T79"> </text:span>ignore all files in the build/ directory</text:p>
            <text:p text:style-name="P35">doc/*.txt → ignore doc/notes.txt, but not doc/server/arch.txt</text:p>
            <text:p text:style-name="P35"><text:span text:style-name="T82">doc/**/*.pdf → </text:span><text:span text:style-name="T83">i</text:span>gnore all .pdf files in the doc/ directory and any of its subdirectories<text:span text:style-name="T80">)</text:span></text:p>
          </table:table-cell>
        </table:table-row>
        <table:table-row table:style-name="Table4.1">
          <table:table-cell table:style-name="Table4.A3" office:value-type="string">
            <text:p text:style-name="P43"><text:span text:style-name="T77">git </text:span><text:span text:style-name="T25">rm</text:span><text:span text:style-name="T77"> </text:span><text:span text:style-name="T36">&lt;file&gt;</text:span></text:p>
          </table:table-cell>
          <table:table-cell table:style-name="Table4.B3" office:value-type="string">
            <text:p text:style-name="P8"><text:span text:style-name="T10">R</text:span><text:span text:style-name="T8">emove file from the work directory and from the staging area, but not yet part of the history. <text:s/></text:span></text:p>
            <text:p text:style-name="P37"/>
            <text:p text:style-name="P8"><text:span text:style-name="T11">If you modified the file and added it to the staging area already, you must force the removal with the </text:span><text:span text:style-name="T12">-f</text:span><text:span text:style-name="T11"> option</text:span></text:p>
          </table:table-cell>
        </table:table-row>
        <table:table-row table:style-name="Table4.1">
          <table:table-cell table:style-name="Table4.A3" office:value-type="string">
            <text:p text:style-name="P43"><text:span text:style-name="T78">git rm </text:span><text:span text:style-name="T52">--cached</text:span><text:span text:style-name="T78"> </text:span><text:span text:style-name="T37">&lt;file&gt;</text:span></text:p>
          </table:table-cell>
          <table:table-cell table:style-name="Table4.B3" office:value-type="string">
            <text:p text:style-name="P8"><text:span text:style-name="T9">R</text:span><text:span text:style-name="T8">emove from staging area but neither the work directory nor the history. </text:span></text:p>
            <text:p text:style-name="P38"/>
            <text:p text:style-name="P8"><text:span text:style-name="T13">(</text:span><text:span text:style-name="T14">You can pass files, directories, and file-glob patterns to the git rm command. That means you can do things such as: git rm log/\*.log Note the backslash (\) in front of the *. This is necessary because Git does its own filename expansion in addition to your shell’s filename expansion.</text:span><text:span text:style-name="T13">)</text:span></text:p>
          </table:table-cell>
        </table:table-row>
        <table:table-row table:style-name="Table4.1">
          <table:table-cell table:style-name="Table4.A3" office:value-type="string">
            <text:p text:style-name="P44">git <text:span text:style-name="T22">mv</text:span> <text:span text:style-name="T29">file_from file_to</text:span></text:p>
          </table:table-cell>
          <table:table-cell table:style-name="Table4.B3" office:value-type="string">
            <text:p text:style-name="P14">Equivalent to: mv README.md README <text:span text:style-name="T80">+</text:span> git rm README.md <text:span text:style-name="T80">+</text:span> git add README</text:p>
          </table:table-cell>
        </table:table-row>
      </table:table>
      <text:p text:style-name="P3"><text:soft-page-break/></text:p>
      <table:table table:name="Table5" table:style-name="Table5" table:template-name="Currency">
        <table:table-column table:style-name="Table5.A"/>
        <table:table-column table:style-name="Table5.B"/>
        <table:table-row table:style-name="Table5.1">
          <table:table-cell table:style-name="Table5.A1" table:number-columns-spanned="2" office:value-type="float" office:value="0">
            <text:p text:style-name="P70">AMENDING</text:p>
          </table:table-cell>
          <table:covered-table-cell/>
        </table:table-row>
        <table:table-row table:style-name="Table5.1">
          <table:table-cell table:style-name="Table5.A2" office:value-type="float" office:value="0">
            <text:p text:style-name="P70">COMMAND</text:p>
          </table:table-cell>
          <table:table-cell table:style-name="Table5.B2" office:value-type="string">
            <text:p text:style-name="P70">DESCRIPTION</text:p>
          </table:table-cell>
        </table:table-row>
        <table:table-row table:style-name="Table5.3">
          <table:table-cell table:style-name="Table5.A3" office:value-type="float" office:value="0">
            <text:p text:style-name="P79">git <text:span text:style-name="T22">commit</text:span> <text:span text:style-name="T50">--amend</text:span></text:p>
          </table:table-cell>
          <table:table-cell table:style-name="Table5.B3" office:value-type="string">
            <text:p text:style-name="P83"><text:span text:style-name="T90">C</text:span>ombine<text:span text:style-name="T107">s</text:span> staged changes with the previous commit instead of creating an entirely new commit. </text:p>
            <text:p text:style-name="P83"/>
            <text:p text:style-name="P83"><text:span text:style-name="T92">C</text:span>an also be used to simply edit the previous commit message without changing its snapshot. </text:p>
            <text:p text:style-name="P83"/>
            <text:p text:style-name="P83"><text:span text:style-name="T92">Warning! A</text:span>mending does not just alter the most recent commit, it replaces it entirely, meaning the amended commit will be a new entity with its own ref.</text:p>
          </table:table-cell>
        </table:table-row>
        <table:table-row table:style-name="Table5.1">
          <table:table-cell table:style-name="Table5.A3" office:value-type="float" office:value="0">
            <text:p text:style-name="P79"><text:span text:style-name="T7">git </text:span><text:span text:style-name="T27">reset</text:span> <text:span text:style-name="T32">HEAD</text:span><text:span text:style-name="T29"> </text:span><text:span text:style-name="T31">&lt;file&gt;</text:span></text:p>
          </table:table-cell>
          <table:table-cell table:style-name="Table5.B4" office:value-type="string">
            <text:p text:style-name="P67">Unstage<text:span text:style-name="T107">s</text:span> the defined file</text:p>
          </table:table-cell>
        </table:table-row>
        <table:table-row table:style-name="Table5.1">
          <table:table-cell table:style-name="Table5.A3" office:value-type="float" office:value="0">
            <text:p text:style-name="P79"><text:span text:style-name="T7">git </text:span><text:span text:style-name="T27">checkout</text:span> <text:span text:style-name="T32">-- </text:span><text:span text:style-name="T31">&lt;file&gt;</text:span></text:p>
          </table:table-cell>
          <table:table-cell table:style-name="Table5.B5" office:value-type="string">
            <text:p text:style-name="P66"><text:span text:style-name="T91">D</text:span>iscard<text:span text:style-name="T107">s</text:span> the changes <text:span text:style-name="T91">of the defined file in the working directory. Warning</text:span>! Any changes you made to that file are gone</text:p>
          </table:table-cell>
        </table:table-row>
      </table:table>
      <text:p text:style-name="P1"/>
      <table:table table:name="Table6" table:style-name="Table6" table:template-name="Currency">
        <table:table-column table:style-name="Table6.A"/>
        <table:table-column table:style-name="Table6.B"/>
        <table:table-row table:style-name="Table6.1">
          <table:table-cell table:style-name="Table6.A1" table:number-columns-spanned="2" office:value-type="float" office:value="0">
            <text:p text:style-name="P72">MANAGING REMOTES</text:p>
          </table:table-cell>
          <table:covered-table-cell/>
        </table:table-row>
        <table:table-row>
          <table:table-cell table:style-name="Table6.A2" office:value-type="float" office:value="0">
            <text:p text:style-name="P73">COMMAND</text:p>
          </table:table-cell>
          <table:table-cell table:style-name="Table6.B2" office:value-type="currency" office:currency="USD" office:value="0">
            <text:p text:style-name="P73">$0.00</text:p>
          </table:table-cell>
        </table:table-row>
        <table:table-row>
          <table:table-cell table:style-name="Table6.A3" office:value-type="float" office:value="0">
            <text:p text:style-name="P57">git <text:span text:style-name="T22">clone</text:span> <text:span text:style-name="T29">&lt;url&gt; </text:span><text:span text:style-name="T38">&lt;name you want to give to the repo&gt;</text:span></text:p>
          </table:table-cell>
          <table:table-cell table:style-name="Table6.B3" office:value-type="string">
            <text:p text:style-name="P29"><text:span text:style-name="T64">G</text:span>et<text:span text:style-name="T107">s</text:span> a copy of an existing Git repository</text:p>
          </table:table-cell>
        </table:table-row>
        <table:table-row>
          <table:table-cell table:style-name="Table6.A3" office:value-type="float" office:value="0">
            <text:p text:style-name="P79">git <text:span text:style-name="T22">remote</text:span> <text:span text:style-name="T22">add </text:span><text:span text:style-name="T29">&lt;shortname&gt; &lt;url&gt;</text:span></text:p>
          </table:table-cell>
          <table:table-cell table:style-name="Table6.B4" office:value-type="string">
            <text:p text:style-name="P82"><text:span text:style-name="T95">A</text:span>dd<text:span text:style-name="T107">s</text:span> a new remote Git repository as a shortname you can reference easily</text:p>
          </table:table-cell>
        </table:table-row>
        <table:table-row>
          <table:table-cell table:style-name="Table6.A3" office:value-type="float" office:value="0">
            <text:p text:style-name="P81">git <text:span text:style-name="T22">remote rename</text:span> <text:span text:style-name="T39">&lt;name_before&gt; &lt;name_after&gt;</text:span></text:p>
          </table:table-cell>
          <table:table-cell table:style-name="Table6.B5" office:value-type="string">
            <text:p text:style-name="P65"><text:span text:style-name="T96">C</text:span>hange<text:span text:style-name="T107">s</text:span> a remote’s shortname</text:p>
          </table:table-cell>
        </table:table-row>
        <table:table-row>
          <table:table-cell table:style-name="Table6.A3" office:value-type="float" office:value="0">
            <text:p text:style-name="P78">git <text:span text:style-name="T22">remote</text:span> </text:p>
          </table:table-cell>
          <table:table-cell table:style-name="Table6.B6" office:value-type="currency" office:currency="USD" office:value="0">
            <text:p text:style-name="P85">Shows a list of existing remotes</text:p>
            <text:p text:style-name="P91"/>
            <text:p text:style-name="P91"><text:span text:style-name="T47">-v</text:span> <text:span text:style-name="T19">: Be a little more verbose and show remote url after name used for reading and writing</text:span></text:p>
          </table:table-cell>
        </table:table-row>
        <table:table-row>
          <table:table-cell table:style-name="Table6.A3" office:value-type="float" office:value="0">
            <text:p text:style-name="P80"><text:span text:style-name="T97">git </text:span><text:span text:style-name="T26">remote show</text:span><text:span text:style-name="T97"> </text:span><text:span text:style-name="T40">&lt;remote&gt;</text:span></text:p>
          </table:table-cell>
          <table:table-cell table:style-name="Table6.B6" office:value-type="currency" office:currency="USD" office:value="0">
            <text:p text:style-name="P85">Gives some information about the remote &lt;name&gt;</text:p>
            <text:p text:style-name="P87"/>
            <text:p text:style-name="P89"><text:span text:style-name="T93">(S</text:span>hows which branch is automatically pushed to when you run git push while on certain branches. <text:span text:style-name="T94">S</text:span>hows you which remote branches on the server you don’t yet have, which remote branches you have that have been removed from the server, and multiple local branches that are able to merge automatically with their remote-tracking branch when you run git pull<text:span text:style-name="T93">)</text:span></text:p>
          </table:table-cell>
        </table:table-row>
        <table:table-row table:style-name="Table6.1">
          <table:table-cell table:style-name="Table6.A3" office:value-type="float" office:value="0">
            <text:p text:style-name="P76">git <text:span text:style-name="T22">fetch</text:span> <text:span text:style-name="T29">&lt;remote&gt; &lt;branch&gt;</text:span></text:p>
          </table:table-cell>
          <table:table-cell table:style-name="Table6.B8" office:value-type="string">
            <text:p text:style-name="P88">Fetches remote repository but doesn’t merge it yet</text:p>
          </table:table-cell>
        </table:table-row>
        <table:table-row table:style-name="Table6.1">
          <table:table-cell table:style-name="Table6.A3" office:value-type="float" office:value="0">
            <text:p text:style-name="P76">git <text:span text:style-name="T22">pull</text:span> <text:span text:style-name="T29">&lt;remote&gt; &lt;branch&gt;</text:span></text:p>
          </table:table-cell>
          <table:table-cell table:style-name="Table6.B9" office:value-type="string">
            <text:p text:style-name="P84"><text:span text:style-name="T98">A</text:span>utomatically fetch<text:span text:style-name="T107">es</text:span> and then merge<text:span text:style-name="T107">s</text:span> that remote branch into your current branch</text:p>
          </table:table-cell>
        </table:table-row>
        <table:table-row table:style-name="Table6.1">
          <table:table-cell table:style-name="Table6.A10" office:value-type="float" office:value="0">
            <text:p text:style-name="P77">git <text:span text:style-name="T22">push</text:span> <text:span text:style-name="T29">&lt;remote&gt; &lt;branch&gt;</text:span></text:p>
          </table:table-cell>
          <table:table-cell table:style-name="Table6.B10" office:value-type="currency" office:currency="USD" office:value="0">
            <text:p text:style-name="P110"><text:span text:style-name="T116">Pushes</text:span> <text:span text:style-name="T99">&lt;branch&gt; in &lt;</text:span>remote<text:span text:style-name="T116">&gt;</text:span> using local <text:span text:style-name="T99">&lt;branch&gt;</text:span></text:p>
            <text:p text:style-name="P90"/>
            <text:p text:style-name="P92"><text:span text:style-name="T15">(</text:span><text:span text:style-name="T16">When the command line does not specify where to push with the </text:span><text:span text:style-name="T15">&lt;re</text:span><text:span text:style-name="T17">mote</text:span><text:span text:style-name="T15">&gt; </text:span><text:span text:style-name="T16">argument, configuration for the current branch is consulted to determine where to push. If the configuration is missing, it defaults to </text:span><text:span text:style-name="Emphasis"><text:span text:style-name="T18">origin</text:span></text:span><text:span text:style-name="T16">.</text:span><text:span text:style-name="T15">)</text:span></text:p>
          </table:table-cell>
        </table:table-row>
      </table:table>
      <text:p text:style-name="P2"/>
      <table:table table:name="Table7" table:style-name="Table7" table:template-name="Currency">
        <table:table-column table:style-name="Table7.A"/>
        <table:table-column table:style-name="Table7.B"/>
        <table:table-row table:style-name="Table7.1">
          <table:table-cell table:style-name="Table7.A1" table:number-columns-spanned="2" office:value-type="string">
            <text:p text:style-name="P71">TAGGING</text:p>
          </table:table-cell>
          <table:covered-table-cell/>
        </table:table-row>
        <table:table-row>
          <table:table-cell table:style-name="Table7.A2" office:value-type="string">
            <text:p text:style-name="P71">COMMAND</text:p>
          </table:table-cell>
          <table:table-cell table:style-name="Table7.A2" office:value-type="string">
            <text:p text:style-name="P71">DESCRIPTION</text:p>
          </table:table-cell>
        </table:table-row>
        <table:table-row>
          <table:table-cell table:style-name="Table7.A3" office:value-type="string">
            <text:p text:style-name="P42">git <text:span text:style-name="T22">tag</text:span> <text:span text:style-name="T29">&lt;tag_name&gt;</text:span></text:p>
          </table:table-cell>
          <table:table-cell table:style-name="Table7.B3" office:value-type="string">
            <text:p text:style-name="P19"><text:span text:style-name="T100">Creates a </text:span><text:span text:style-name="T106">lightweight</text:span><text:span text:style-name="T100"> tag: only the commit checksum stored </text:span>in a file</text:p>
          </table:table-cell>
        </table:table-row>
        <table:table-row>
          <table:table-cell table:style-name="Table7.A3" office:value-type="string">
            <text:p text:style-name="P42">git tag <text:span text:style-name="T47">-a</text:span> <text:span text:style-name="T29">&lt;tag_name&gt; </text:span><text:span text:style-name="T42">(</text:span><text:span text:style-name="T41">&lt;commit_checksum&gt;</text:span><text:span text:style-name="T42">)</text:span> <text:span text:style-name="T47">-m</text:span> <text:span text:style-name="T29">&lt;description&gt;</text:span></text:p>
          </table:table-cell>
          <table:table-cell table:style-name="Table7.B3" office:value-type="string">
            <text:p text:style-name="P19"><text:span text:style-name="T101">Creates an </text:span><text:span text:style-name="T105">annotated</text:span><text:span text:style-name="T101"> tag: they are </text:span>stored as full objects in the Git database. The<text:span text:style-name="T101">y</text:span> contain the tagger name, email, and date; have a tagging message; and can be signed and verified. <text:span text:style-name="T102">Add commit checksum first 6 characters to tag a former commit as important</text:span></text:p>
          </table:table-cell>
        </table:table-row>
        <table:table-row>
          <table:table-cell table:style-name="Table7.A3" office:value-type="string">
            <text:p text:style-name="P40">git <text:span text:style-name="T22">tag</text:span></text:p>
          </table:table-cell>
          <table:table-cell table:style-name="Table7.B3" office:value-type="string">
            <text:p text:style-name="P30">Lists all tags. </text:p>
            <text:p text:style-name="P30"><text:span text:style-name="T47">-l</text:span>: supports wildcards use as in git tag -l "v1.8.5*"</text:p>
          </table:table-cell>
        </table:table-row>
        <table:table-row>
          <table:table-cell table:style-name="Table7.A6" office:value-type="string">
            <text:p text:style-name="P41">git <text:span text:style-name="T22">show</text:span> <text:span text:style-name="T43">&lt;tag_name&gt;</text:span></text:p>
          </table:table-cell>
          <table:table-cell table:style-name="Table7.B6" office:value-type="string">
            <text:p text:style-name="P28">Displays the tag data along with the commit tagged</text:p>
          </table:table-cell>
        </table:table-row>
      </table:table>
      <text:p text:style-name="P2"/>
      <table:table table:name="Table9" table:style-name="Table9" table:template-name="Currency">
        <table:table-column table:style-name="Table9.A"/>
        <table:table-column table:style-name="Table9.B"/>
        <table:table-row table:style-name="Table9.1">
          <table:table-cell table:style-name="Table9.A1" table:number-columns-spanned="2" office:value-type="string">
            <text:p text:style-name="P71">REMOTE TAGGING</text:p>
          </table:table-cell>
          <table:covered-table-cell/>
        </table:table-row>
        <table:table-row table:style-name="Table9.1">
          <table:table-cell table:style-name="Table9.A2" office:value-type="string">
            <text:p text:style-name="P71">COMMAND</text:p>
          </table:table-cell>
          <table:table-cell table:style-name="Table9.A2" office:value-type="string">
            <text:p text:style-name="P71">DESCRIPTION</text:p>
          </table:table-cell>
        </table:table-row>
        <table:table-row table:style-name="Table9.1">
          <table:table-cell table:style-name="Table9.A3" office:value-type="float" office:value="0">
            <text:p text:style-name="P68">git <text:span text:style-name="T22">push </text:span><text:span text:style-name="T29">origin</text:span> <text:span text:style-name="T29">&lt;tagname&gt;</text:span> || <text:span text:style-name="T47">--tags</text:span></text:p>
          </table:table-cell>
          <table:table-cell table:style-name="Table9.B3" office:value-type="string">
            <text:p text:style-name="P86"><text:span text:style-name="T108">P</text:span>ush<text:span text:style-name="T108">es</text:span> tags to a shared server. <text:span text:style-name="T74">(</text:span><text:span text:style-name="T69">By default, the git push command doesn’t transfer tags to remote servers.</text:span><text:span text:style-name="T74">)</text:span><text:span text:style-name="T69"> </text:span></text:p>
          </table:table-cell>
        </table:table-row>
      </table:table>
      <text:p text:style-name="P2"><text:soft-page-break/></text:p>
      <table:table table:name="Table8" table:style-name="Table8" table:template-name="Currency">
        <table:table-column table:style-name="Table8.A"/>
        <table:table-column table:style-name="Table8.B"/>
        <table:table-row table:style-name="Table8.1">
          <table:table-cell table:style-name="Table8.A1" table:number-columns-spanned="2" office:value-type="string">
            <text:p text:style-name="P96">BRANCHING</text:p>
          </table:table-cell>
          <table:covered-table-cell/>
        </table:table-row>
        <table:table-row>
          <table:table-cell table:style-name="Table8.A2" office:value-type="string">
            <text:p text:style-name="P96">COMMAND</text:p>
          </table:table-cell>
          <table:table-cell table:style-name="Table8.B2" office:value-type="currency" office:currency="USD" office:value="0">
            <text:p text:style-name="P96">DESCRIPTION</text:p>
          </table:table-cell>
        </table:table-row>
        <table:table-row table:style-name="Table8.1">
          <table:table-cell table:style-name="Table8.A3" office:value-type="string">
            <text:p text:style-name="P65">git <text:span text:style-name="T22">branch</text:span><text:span text:style-name="T29"> </text:span><text:span text:style-name="T59">(-d </text:span><text:span text:style-name="T115">|| </text:span><text:span text:style-name="T61">-D</text:span><text:span text:style-name="T59">)</text:span><text:span text:style-name="T45"> </text:span><text:span text:style-name="T33">&lt;branch_name&gt;</text:span></text:p>
          </table:table-cell>
          <table:table-cell table:style-name="Table8.B3" office:value-type="currency" office:currency="USD" office:value="0">
            <text:p text:style-name="P101">Creates a new branch named &lt;branch_name&gt; <text:span text:style-name="T109">pointing to the currently active commit</text:span></text:p>
            <text:p text:style-name="P101"/>
            <text:p text:style-name="P102"><text:span text:style-name="T59">-d</text:span><text:span text:style-name="T111"> : Deletes &lt;branch_name&gt;</text:span></text:p>
            <text:p text:style-name="P103"><text:span text:style-name="T61">-D</text:span><text:span text:style-name="T115"> : Forces delete &lt;branch_name&gt; </text:span><text:span text:style-name="T75">(when there are changes </text:span><text:span text:style-name="T76">un</text:span><text:span text:style-name="T75">merged on selected branch, git branch -d fails to prevent work loss, -D forces deletion)</text:span></text:p>
          </table:table-cell>
        </table:table-row>
        <table:table-row>
          <table:table-cell table:style-name="Table8.A4" office:value-type="string">
            <text:p text:style-name="P104">git branch <text:span text:style-name="T60">(</text:span><text:span text:style-name="T47">--merge</text:span> || <text:span text:style-name="T47">--no-merge</text:span><text:span text:style-name="T60"> </text:span><text:span text:style-name="T46">(+ </text:span><text:span text:style-name="T33">&lt;branch_name&gt;</text:span><text:span text:style-name="T46">)</text:span><text:span text:style-name="T62">)</text:span></text:p>
          </table:table-cell>
          <table:table-cell table:style-name="Table8.B4" office:value-type="string">
            <text:p text:style-name="P106"><text:span text:style-name="T114">Displays all branches</text:span></text:p>
            <text:p text:style-name="P106"/>
            <text:p text:style-name="P109">Options:</text:p>
            <text:p text:style-name="P106"><text:span text:style-name="T47">--merge</text:span> : Displays branches that have been merged...</text:p>
            <text:p text:style-name="P106"><text:span text:style-name="T47">--no-merge </text:span>: ...<text:span text:style-name="T114">or</text:span> not merged yet in active branch</text:p>
            <text:p text:style-name="P107"/>
            <text:p text:style-name="P107">Add a &lt;branch_name&gt; to see what has been merged or not with &lt;branch_name&gt; from any branch</text:p>
          </table:table-cell>
        </table:table-row>
        <table:table-row>
          <table:table-cell table:style-name="Table8.A5" office:value-type="string">
            <text:p text:style-name="P98">git <text:span text:style-name="T22">checkout</text:span><text:span text:style-name="T47"> </text:span><text:span text:style-name="T58">(</text:span><text:span text:style-name="T57">-</text:span><text:span text:style-name="T56">b</text:span><text:span text:style-name="T58">) </text:span><text:span text:style-name="T44">&lt;branch_name&gt;</text:span></text:p>
          </table:table-cell>
          <table:table-cell table:style-name="Table8.B3" office:value-type="currency" office:currency="USD" office:value="0">
            <text:p text:style-name="P100">Switches to existing &lt;branch_name&gt; branch’<text:span text:style-name="T113">s head</text:span></text:p>
            <text:p text:style-name="P100"/>
            <text:p text:style-name="P100"><text:span text:style-name="T47">-</text:span><text:span text:style-name="T56">b</text:span><text:span text:style-name="T110"> : Creates a new branch named &lt;branch_name&gt; and automatically switches to it</text:span></text:p>
          </table:table-cell>
        </table:table-row>
        <table:table-row>
          <table:table-cell table:style-name="Table8.A6" office:value-type="string">
            <text:p text:style-name="P105">git <text:span text:style-name="T22">merge</text:span> <text:span text:style-name="T29">&lt;branch_to_merge_with_current_branch&gt;</text:span></text:p>
          </table:table-cell>
          <table:table-cell table:style-name="Table8.B6" office:value-type="string">
            <text:p text:style-name="P108">Merges targeted branch to current branch (two methods: fast-forward or three-way)</text:p>
          </table:table-cell>
        </table:table-row>
        <table:table-row>
          <table:table-cell table:style-name="Table8.A7" office:value-type="string">
            <text:p text:style-name="P99">git <text:span text:style-name="T22">mergetool</text:span></text:p>
          </table:table-cell>
          <table:table-cell table:style-name="Table8.B7" office:value-type="currency" office:currency="USD" office:value="0">
            <text:p text:style-name="P65"><text:span text:style-name="T112">Fires</text:span> up a <text:span text:style-name="T112">graphical tool to resolve issues</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Currency.1"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2"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3"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4"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5"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6" style:family="table-cell">
      <style:table-cell-properties fo:background-color="#4d4d4d" fo:border-left="0.06pt solid #000000" fo:border-right="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7"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8"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9"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0"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1"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2"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3" style:family="table-cell">
      <style:table-cell-properties fo:background-color="#4d4d4d" fo:border-left="0.06pt solid #00000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4" style:family="table-cell">
      <style:table-cell-properties fo:background-color="#cccccc" fo:border-left="0.06pt solid #000000"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5" style:family="table-cell">
      <style:table-cell-properties fo:background-color="#000080" fo:border-right="0.06pt solid #000000" fo:border-top="0.06pt solid #000000" fo:border-bottom="0.06pt solid #000000" fo:padding="0in" fo:padding-left="0in" fo:padding-right="0in" fo:padding-top="0in" fo:padding-bottom="0in"/>
      <style:text-properties fo:color="#ffffff" style:font-name="Thorndale" fo:font-family="Thorndale" style:font-name-asian="Andale Sans UI" style:font-family-asian="'Andale Sans UI'" style:font-name-complex="Tahoma" style:font-family-complex="Tahoma"/>
    </style:style>
    <style:style style:name="Currency.16"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table:table-template table:name="Currency" table:first-row-end-column="row" table:first-row-start-column="row" table:last-row-end-column="row" table:last-row-start-column="column">
      <table:first-row table:style-name="Currency.1"/>
      <table:last-row table:style-name="Currency.2"/>
      <table:first-column table:style-name="Currency.3"/>
      <table:last-column table:style-name="Currency.4"/>
      <table:body table:style-name="Currency.9"/>
      <table:even-rows table:style-name="Currency.5"/>
      <table:odd-rows table:style-name="Currency.6"/>
      <table:even-columns table:style-name="Currency.7"/>
      <table:odd-columns table:style-name="Currency.8"/>
      <table:background table:style-name="Currency.10"/>
      <loext:first-row-even-column table:style-name="Currency.15"/>
      <loext:last-row-even-column table:style-name="Currency.16"/>
      <loext:first-row-end-column table:style-name="Currency.12"/>
      <loext:first-row-start-column table:style-name="Currency.11"/>
      <loext:last-row-end-column table:style-name="Currency.14"/>
      <loext:last-row-start-column table:style-name="Currency.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5-17T15:27:22.911132750</dc:date>
    <meta:editing-duration>PT10H13M55S</meta:editing-duration>
    <meta:editing-cycles>222</meta:editing-cycles>
    <meta:generator>LibreOffice/6.0.3.2$Linux_X86_64 LibreOffice_project/00m0$Build-2</meta:generator>
    <meta:print-date>2018-05-06T18:31:13.949087496</meta:print-date>
    <meta:document-statistic meta:table-count="9" meta:image-count="0" meta:object-count="0" meta:page-count="4" meta:paragraph-count="145" meta:word-count="1372" meta:character-count="8097" meta:non-whitespace-character-count="6878"/>
  </office:meta>
</office:document-meta>
</file>